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standard">
      <style:graphic-properties draw:fill="solid" draw:fill-color="#ffffff"/>
    </style:style>
    <style:style style:name="gr4" style:family="graphic" style:parent-style-name="standard">
      <style:graphic-properties draw:fill="solid" draw:fill-color="#ffffff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1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cm"/>
    </style:style>
    <style:style style:name="gr1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dash" style:text-underline-width="auto" style:text-underline-color="font-color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style:paragraph-properties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8pt" style:text-underline-style="dash" style:text-underline-width="auto" style:text-underline-color="font-color" style:font-size-asian="18pt" style:font-size-complex="18pt"/>
    </style:style>
    <style:style style:name="T3" style:family="text">
      <style:text-properties style:text-underline-style="dash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47cm" svg:height="2.539cm" svg:x="5.216cm" svg:y="20.7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2" draw:text-style-name="P2" xml:id="id11" draw:id="id11" draw:layer="layout" svg:width="3.81cm" svg:height="1.778cm" svg:x="1.254cm" svg:y="7.985cm">
          <text:p text:style-name="P1"><text:span text:style-name="T1">artist_id</text:span></text:p>
        </draw:ellipse>
        <draw:ellipse draw:style-name="gr2" draw:text-style-name="P1" xml:id="id12" draw:id="id12" draw:layer="layout" svg:width="3.81cm" svg:height="1.778cm" svg:x="1.254cm" svg:y="10.652cm">
          <text:p text:style-name="P1">artist_name</text:p>
        </draw:ellipse>
        <draw:ellipse draw:style-name="gr2" draw:text-style-name="P1" xml:id="id9" draw:id="id9" draw:layer="layout" svg:width="3.81cm" svg:height="1.778cm" svg:x="16.794cm" svg:y="13.795cm">
          <text:p text:style-name="P1">album_name</text:p>
        </draw:ellipse>
        <draw:ellipse draw:style-name="gr2" draw:text-style-name="P2" xml:id="id8" draw:id="id8" draw:layer="layout" svg:width="3.81cm" svg:height="1.778cm" svg:x="16.794cm" svg:y="11.509cm">
          <text:p text:style-name="P2"><text:span text:style-name="T1">album_id</text:span></text:p>
        </draw:ellipse>
        <draw:ellipse draw:style-name="gr2" draw:text-style-name="P3" xml:id="id1" draw:id="id1" draw:layer="layout" svg:width="3.81cm" svg:height="1.778cm" svg:x="1.173cm" svg:y="14.127cm">
          <text:p text:style-name="P1"><text:span text:style-name="T2">track_id</text:span></text:p>
        </draw:ellipse>
        <draw:ellipse draw:style-name="gr2" draw:text-style-name="P1" xml:id="id3" draw:id="id3" draw:layer="layout" svg:width="3.81cm" svg:height="1.778cm" svg:x="1.173cm" svg:y="16.54cm">
          <text:p text:style-name="P1">track_name</text:p>
        </draw:ellipse>
        <draw:ellipse draw:style-name="gr2" draw:text-style-name="P1" xml:id="id4" draw:id="id4" draw:layer="layout" svg:width="3.81cm" svg:height="1.778cm" svg:x="1cm" svg:y="18.826cm">
          <text:p text:style-name="P1">time</text:p>
        </draw:ellipse>
        <draw:rect draw:style-name="gr3" xml:id="id6" draw:id="id6" draw:layer="layout" svg:width="2.753cm" svg:height="1.178cm" svg:x="6.837cm" svg:y="25.198cm">
          <text:p/>
        </draw:rect>
        <draw:ellipse draw:style-name="gr2" draw:text-style-name="P3" xml:id="id5" draw:id="id5" draw:layer="layout" svg:width="3.81cm" svg:height="1.778cm" svg:x="1.254cm" svg:y="24.833cm">
          <text:p text:style-name="P1"><text:span text:style-name="T3">played</text:span></text:p>
        </draw:ellipse>
        <draw:rect draw:style-name="gr4" draw:text-style-name="P5" draw:layer="layout" svg:width="2.368cm" svg:height="0.902cm" svg:x="7.005cm" svg:y="25.341cm">
          <text:p text:style-name="P4">Played</text:p>
        </draw:rect>
        <draw:rect draw:style-name="gr3" xml:id="id2" draw:id="id2" draw:layer="layout" svg:width="2.651cm" svg:height="1.143cm" svg:x="7.066cm" svg:y="16.84cm">
          <text:p/>
        </draw:rect>
        <draw:rect draw:style-name="gr4" draw:text-style-name="P5" draw:layer="layout" svg:width="2.281cm" svg:height="0.876cm" svg:x="7.227cm" svg:y="16.978cm">
          <text:p text:style-name="P4">Track</text:p>
        </draw:rect>
        <draw:connector draw:style-name="gr5" draw:text-style-name="P1" draw:layer="layout" draw:type="line" svg:x1="4.983cm" svg:y1="15.016cm" svg:x2="7.066cm" svg:y2="17.411cm" draw:start-shape="id1" draw:start-glue-point="1" draw:end-shape="id2" draw:end-glue-point="3" svg:d="m4983 15016 2083 2395">
          <text:p/>
        </draw:connector>
        <draw:connector draw:style-name="gr5" draw:text-style-name="P1" draw:layer="layout" draw:type="line" svg:x1="4.983cm" svg:y1="17.429cm" svg:x2="7.066cm" svg:y2="17.411cm" draw:start-shape="id3" draw:start-glue-point="1" draw:end-shape="id2" draw:end-glue-point="3" svg:d="m4983 17429 2083-18">
          <text:p/>
        </draw:connector>
        <draw:connector draw:style-name="gr5" draw:text-style-name="P1" draw:layer="layout" draw:type="line" svg:x1="4.81cm" svg:y1="19.715cm" svg:x2="7.066cm" svg:y2="17.411cm" draw:start-shape="id4" draw:start-glue-point="1" draw:end-shape="id2" draw:end-glue-point="3" svg:d="m4810 19715 2256-2304">
          <text:p/>
        </draw:connector>
        <draw:connector draw:style-name="gr5" draw:text-style-name="P1" draw:layer="layout" draw:type="line" svg:x1="5.064cm" svg:y1="25.722cm" svg:x2="6.837cm" svg:y2="25.787cm" draw:start-shape="id5" draw:start-glue-point="1" draw:end-shape="id6" draw:end-glue-point="3" svg:d="m5064 25722 1773 65">
          <text:p/>
        </draw:connector>
        <draw:rect draw:style-name="gr4" draw:text-style-name="P5" xml:id="id7" draw:id="id7" draw:layer="layout" svg:width="2.592cm" svg:height="0.944cm" svg:x="11.749cm" svg:y="12.629cm">
          <text:p text:style-name="P4">Album</text:p>
        </draw:rect>
        <draw:rect draw:style-name="gr4" xml:id="id10" draw:id="id10" draw:layer="layout" svg:width="2.413cm" svg:height="0.954cm" svg:x="7.223cm" svg:y="9.636cm">
          <text:p text:style-name="P1">Artist</text:p>
        </draw:rect>
        <draw:connector draw:style-name="gr5" draw:text-style-name="P1" draw:layer="layout" draw:type="line" svg:x1="14.341cm" svg:y1="13.101cm" svg:x2="16.794cm" svg:y2="12.398cm" draw:start-shape="id7" draw:start-glue-point="1" draw:end-shape="id8" draw:end-glue-point="3" svg:d="m14341 13101 2453-703">
          <text:p/>
        </draw:connector>
        <draw:connector draw:style-name="gr5" draw:text-style-name="P1" draw:layer="layout" draw:type="line" svg:x1="14.341cm" svg:y1="13.101cm" svg:x2="16.794cm" svg:y2="14.684cm" draw:start-shape="id7" draw:end-shape="id9" draw:end-glue-point="3" svg:d="m14341 13101 2453 1583">
          <text:p/>
        </draw:connector>
        <draw:custom-shape draw:style-name="gr6" draw:text-style-name="P1" draw:layer="layout" svg:width="5.08cm" svg:height="2.032cm" svg:x="5.818cm" svg:y="20.966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4" draw:id="id14" draw:layer="layout" svg:width="6.347cm" svg:height="2.539cm" svg:x="5.215cm" svg:y="20.7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5.08cm" svg:height="2.032cm" svg:x="5.816cm" svg:y="20.964cm">
          <text:p text:style-name="P1">WasPlayedA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3" draw:id="id13" draw:layer="layout" svg:width="4.76cm" svg:height="1.904cm" svg:x="6.012cm" svg:y="12.1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draw:layer="layout" svg:width="3.81cm" svg:height="1.524cm" svg:x="6.463cm" svg:y="12.35cm">
          <text:p text:style-name="P1">Creat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5" draw:id="id15">
          <draw:custom-shape draw:style-name="gr1" draw:text-style-name="P1" draw:layer="layout" svg:width="4.76cm" svg:height="1.904cm" svg:x="10.652cm" svg:y="16.495cm">
            <text:p/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  <draw:custom-shape draw:style-name="gr6" draw:text-style-name="P1" draw:layer="layout" svg:width="3.81cm" svg:height="1.524cm" svg:x="11.103cm" svg:y="16.676cm">
            <text:p text:style-name="P1">Contains</text:p>
  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  </draw:custom-shape>
        </draw:g>
        <draw:connector draw:style-name="gr5" draw:text-style-name="P1" draw:layer="layout" draw:type="line" svg:x1="7.223cm" svg:y1="10.113cm" svg:x2="5.064cm" svg:y2="8.874cm" draw:start-shape="id10" draw:start-glue-point="3" draw:end-shape="id11" draw:end-glue-point="1" svg:d="m7223 10113-2159-1239">
          <text:p/>
        </draw:connector>
        <draw:connector draw:style-name="gr5" draw:text-style-name="P1" draw:layer="layout" draw:type="line" svg:x1="7.223cm" svg:y1="10.113cm" svg:x2="5.064cm" svg:y2="11.541cm" draw:start-shape="id10" draw:start-glue-point="3" draw:end-shape="id12" draw:end-glue-point="1" svg:d="m7223 10113-2159 1428">
          <text:p/>
        </draw:connector>
        <draw:connector draw:style-name="gr5" draw:text-style-name="P1" draw:layer="layout" draw:type="line" svg:x1="8.429cm" svg:y1="10.59cm" svg:x2="8.392cm" svg:y2="12.169cm" draw:start-shape="id10" draw:start-glue-point="2" draw:end-shape="id13" draw:end-glue-point="4" svg:d="m8429 10590-37 1579">
          <text:p/>
        </draw:connector>
        <draw:connector draw:style-name="gr5" draw:text-style-name="P1" draw:layer="layout" draw:type="line" svg:x1="8.388cm" svg:y1="20.723cm" svg:x2="8.391cm" svg:y2="17.983cm" draw:start-shape="id14" draw:start-glue-point="4" draw:end-shape="id2" draw:end-glue-point="2" svg:d="m8388 20723 3-2740">
          <text:p/>
        </draw:connector>
        <draw:frame draw:style-name="gr7" draw:layer="layout" svg:width="0.165cm" svg:height="0.962cm" svg:x="13.281cm" svg:y="15.605cm">
          <draw:text-box>
            <text:p>1</text:p>
          </draw:text-box>
        </draw:frame>
        <draw:frame draw:style-name="gr8" draw:layer="layout" svg:width="0.959cm" svg:height="0.962cm" svg:x="10.328cm" svg:y="17.818cm">
          <draw:text-box>
            <text:p>N</text:p>
          </draw:text-box>
        </draw:frame>
        <draw:line draw:style-name="gr5" draw:text-style-name="P1" draw:layer="layout" svg:x1="8.082cm" svg:y1="23.182cm" svg:x2="8.082cm" svg:y2="25.214cm">
          <text:p/>
        </draw:line>
        <draw:line draw:style-name="gr5" draw:text-style-name="P1" draw:layer="layout" svg:x1="8.643cm" svg:y1="23.182cm" svg:x2="8.643cm" svg:y2="25.214cm">
          <text:p/>
        </draw:line>
        <draw:frame draw:style-name="gr9" draw:layer="layout" svg:width="0.001cm" svg:height="0.962cm" svg:x="9.098cm" svg:y="23.563cm">
          <draw:text-box>
            <text:p>N</text:p>
          </draw:text-box>
        </draw:frame>
        <draw:frame draw:style-name="gr8" draw:layer="layout" svg:width="0.853cm" svg:height="0.962cm" svg:x="8.264cm" svg:y="19.679cm">
          <draw:text-box>
            <text:p>1</text:p>
          </draw:text-box>
        </draw:frame>
        <draw:line draw:style-name="gr5" draw:text-style-name="P1" draw:layer="layout" svg:x1="8.115cm" svg:y1="14.014cm" svg:x2="8.115cm" svg:y2="16.808cm">
          <text:p/>
        </draw:line>
        <draw:line draw:style-name="gr5" draw:text-style-name="P1" draw:layer="layout" svg:x1="8.676cm" svg:y1="14.014cm" svg:x2="8.676cm" svg:y2="16.808cm">
          <text:p/>
        </draw:line>
        <draw:frame draw:style-name="gr10" draw:layer="layout" svg:width="0.959cm" svg:height="1.091cm" svg:x="8.747cm" svg:y="14.006cm">
          <draw:text-box>
            <text:p>N</text:p>
          </draw:text-box>
        </draw:frame>
        <draw:frame draw:style-name="gr11" draw:layer="layout" svg:width="0.853cm" svg:height="0.962cm" svg:x="8.62cm" svg:y="11.341cm">
          <draw:text-box>
            <text:p>1</text:p>
          </draw:text-box>
        </draw:frame>
        <draw:line draw:style-name="gr5" draw:text-style-name="P1" draw:layer="layout" svg:x1="10.906cm" svg:y1="17.256cm" svg:x2="9.763cm" svg:y2="17.31cm">
          <text:p/>
        </draw:line>
        <draw:line draw:style-name="gr5" draw:text-style-name="P1" draw:layer="layout" svg:x1="10.906cm" svg:y1="17.637cm" svg:x2="9.763cm" svg:y2="17.691cm">
          <text:p/>
        </draw:line>
        <draw:connector draw:style-name="gr12" draw:text-style-name="P1" draw:layer="layout" svg:x1="13.032cm" svg:y1="16.495cm" svg:x2="13.045cm" svg:y2="13.573cm" draw:start-shape="id15" draw:start-glue-point="0" draw:end-shape="id7" draw:end-glue-point="2" svg:d="m13032 16495v-1461h13v-14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eri Cabral</meta:initial-creator>
    <meta:creation-date>2013-01-03T11:55:40</meta:creation-date>
    <dc:date>2013-01-22T14:23:52</dc:date>
    <dc:creator>Gervase Markham</dc:creator>
    <meta:editing-duration>PT3S</meta:editing-duration>
    <meta:editing-cycles>2</meta:editing-cycles>
    <meta:generator>LibreOffice/3.5$Linux_x86 LibreOffice_project/350m1$Build-2</meta:generator>
    <meta:document-statistic meta:object-count="46"/>
  </office:meta>
</office:document-meta>
</file>